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bb3" officeooo:paragraph-rsid="00100b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standard_plus_issue_aer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0:06:21.114174374</meta:creation-date>
    <dc:date>2017-02-13T00:11:00.135705015</dc:date>
    <meta:editing-duration>PT4M39S</meta:editing-duration>
    <meta:editing-cycles>1</meta:editing-cycles>
    <meta:document-statistic meta:table-count="0" meta:image-count="0" meta:object-count="0" meta:page-count="1" meta:paragraph-count="1" meta:word-count="2" meta:character-count="30" meta:non-whitespace-character-count="29"/>
    <meta:generator>LibreOffice/5.1.4.2$Linux_X86_64 LibreOffice_project/10m0$Build-2</meta:generator>
  </office:meta>
</office:document-meta>
</file>